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2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2">-2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2">-3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2">-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2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2">-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2">-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2">-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2">-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2">-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2">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2">-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2">-3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2">-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2">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2">-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2">-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2">-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2">-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2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2">-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2">-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2.774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2.774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2.7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2.7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2.7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2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2.7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4.374cm">
          <text:p text:style-name="P2">2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4.374cm">
          <text:p text:style-name="P2">-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4.374cm">
          <text:p text:style-name="P2">-1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4.3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4.3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4.374cm">
          <text:p text:style-name="P2">-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4.3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4.3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4.374cm">
          <text:p text:style-name="P2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4.374cm">
          <text:p text:style-name="P2">-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5.974cm">
          <text:p text:style-name="P2">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5.974cm">
          <text:p text:style-name="P2">-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5.974cm">
          <text:p text:style-name="P2">-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5.974cm">
          <text:p text:style-name="P2">-3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5.974cm">
          <text:p text:style-name="P2">-3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5.974cm">
          <text:p text:style-name="P2">-7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5.974cm">
          <text:p text:style-name="P2">-6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5.974cm">
          <text:p text:style-name="P2">-7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5.97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5.9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7.574cm">
          <text:p text:style-name="P2">2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7.5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7.574cm">
          <text:p text:style-name="P2">-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7.574cm">
          <text:p text:style-name="P2">-3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7.574cm">
          <text:p text:style-name="P2">-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7.574cm">
          <text:p text:style-name="P2">-5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7.574cm">
          <text:p text:style-name="P2">-5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7.5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7.57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7.574cm">
          <text:p text:style-name="P2">-3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9.174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9.174cm">
          <text:p text:style-name="P2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9.17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9.1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9.174cm">
          <text:p text:style-name="P2">-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9.174cm">
          <text:p text:style-name="P2">-4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9.174cm">
          <text:p text:style-name="P2">-5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9.1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9.17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9.174cm">
          <text:p text:style-name="P2">-38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2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6:17:09.092240661</dc:date>
    <dc:creator>elucterio </dc:creator>
    <meta:editing-duration>PT17H2M40S</meta:editing-duration>
    <meta:editing-cycles>42</meta:editing-cycles>
    <meta:generator>LibreOffice/4.2.8.2$Linux_X86_64 LibreOffice_project/420m0$Build-2</meta:generator>
    <meta:document-statistic meta:object-count="222"/>
  </office:meta>
</office:document-meta>
</file>